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607cm"/>
    </style:style>
    <style:style style:name="co2" style:family="table-column">
      <style:table-column-properties fo:break-before="auto" style:column-width="2.062cm"/>
    </style:style>
    <style:style style:name="co3" style:family="table-column">
      <style:table-column-properties fo:break-before="auto" style:column-width="4.3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6.047cm"/>
    </style:style>
    <style:style style:name="co7" style:family="table-column">
      <style:table-column-properties fo:break-before="auto" style:column-width="3.831cm"/>
    </style:style>
    <style:style style:name="co8" style:family="table-column">
      <style:table-column-properties fo:break-before="auto" style:column-width="2.085cm"/>
    </style:style>
    <style:style style:name="co9" style:family="table-column">
      <style:table-column-properties fo:break-before="auto" style:column-width="1.699cm"/>
    </style:style>
    <style:style style:name="co10" style:family="table-column">
      <style:table-column-properties fo:break-before="auto" style:column-width="3.489cm"/>
    </style:style>
    <style:style style:name="co11" style:family="table-column">
      <style:table-column-properties fo:break-before="auto" style:column-width="1.6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underline-style="non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4" table:default-cell-style-name="ce1"/>
        <table:table-column table:style-name="co8" table:number-columns-repeated="3" table:default-cell-style-name="ce1"/>
        <table:table-column table:style-name="co9" table:number-columns-repeated="15359" table:default-cell-style-name="Default"/>
        <table:table-row table:style-name="ro1">
          <table:table-cell/>
          <table:table-cell table:style-name="ce3"/>
          <table:table-cell/>
          <table:table-cell table:style-name="ce5"/>
          <table:table-cell table:style-name="ce3" table:formula="of:=SUM([.D2:.D21])" office:value-type="float" office:value="53" calcext:value-type="float">
            <text:p>53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2">
          <table:table-cell table:style-name="ce4" office:value-type="string" calcext:value-type="string" table:number-columns-spanned="1" table:number-rows-spanned="83">
            <text:p>Erilaz</text:p>
          </table:table-cell>
          <table:table-cell table:style-name="ce9" office:value-type="string" calcext:value-type="string" table:number-columns-spanned="1" table:number-rows-spanned="20">
            <text:p>Ilusionista 20</text:p>
          </table:table-cell>
          <table:table-cell office:value-type="string" calcext:value-type="string">
            <text:p>Runa Positiv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Runa de Drenaje (Trasmisión)</text:p>
          </table:table-cell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Runa Negativ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Glosarios de heridas</text:p>
          </table:table-cell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7" office:value-type="string" calcext:value-type="string">
            <text:p>Runa de Vid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/>
          <table:table-cell table:style-name="ce3" office:value-type="string" calcext:value-type="string">
            <text:p>Glosario de elementos</text:p>
          </table:table-cell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Glosario de stats.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/>
          <table:table-cell table:style-name="ce3" office:value-type="string" calcext:value-type="string">
            <text:p>Glosario de éxaner</text:p>
          </table:table-cell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Default" office:value-type="string" calcext:value-type="string">
            <text:p>Runa de Mejor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/>
          <table:table-cell table:style-name="Default" table:number-columns-repeated="2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Default" office:value-type="string" calcext:value-type="string">
            <text:p>Runa de Deterioro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/>
          <table:table-cell table:style-name="ce3" office:value-type="string" calcext:value-type="string">
            <text:p>Runa de Mana</text:p>
          </table:table-cell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Runa para Imbuir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/>
          <table:table-cell table:style-name="ce3" office:value-type="string" calcext:value-type="string">
            <text:p>Glosario de Novalt</text:p>
          </table:table-cell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Runa de Tamaño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/>
          <table:table-cell table:style-name="ce3" office:value-type="string" calcext:value-type="string">
            <text:p><text:span text:style-name="T1">Glosario</text:span> de Favílias</text:p>
          </table:table-cell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Runa de Velocidad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/>
          <table:table-cell table:style-name="ce3" office:value-type="string" calcext:value-type="string">
            <text:p>Runa de Geruma</text:p>
          </table:table-cell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Papiroflexi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3"/>
          <table:table-cell table:style-name="Default" table:number-columns-repeated="2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Default" office:value-type="string" calcext:value-type="string">
            <text:p>Glosario de Sentido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3"/>
          <table:table-cell table:style-name="Default" table:number-columns-repeated="3"/>
          <table:table-cell table:style-name="ce3" table:number-columns-repeated="1013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7" office:value-type="string" calcext:value-type="string">
            <text:p>Runa de Afinidad (vulnerabilidad)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3"/>
          <table:table-cell table:style-name="Default" table:number-columns-repeated="3"/>
          <table:table-cell table:style-name="ce3" table:number-columns-repeated="1013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Glosario de estado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3"/>
          <table:table-cell table:style-name="Default" table:number-columns-repeated="3"/>
          <table:table-cell table:style-name="ce3" table:number-columns-repeated="1013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Runa Letanía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3"/>
          <table:table-cell table:style-name="Default" table:number-columns-repeated="3"/>
          <table:table-cell table:style-name="ce3" table:number-columns-repeated="1013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Glosario de Sentimiento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3"/>
          <table:table-cell table:style-name="Default" table:number-columns-repeated="3"/>
          <table:table-cell table:style-name="ce3" table:number-columns-repeated="1013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7" office:value-type="string" calcext:value-type="string">
            <text:p>Glosario de emocione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3"/>
          <table:table-cell table:style-name="Default" table:number-columns-repeated="3"/>
          <table:table-cell table:style-name="ce3" table:number-columns-repeated="1013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Glifo de descifrar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3"/>
          <table:table-cell table:style-name="Default" table:number-columns-repeated="3"/>
          <table:table-cell table:style-name="ce3" table:number-columns-repeated="1013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Default" office:value-type="string" calcext:value-type="string">
            <text:p>Runa de Trasposición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3"/>
          <table:table-cell table:style-name="Default" table:number-columns-repeated="2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Metamorfosi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3"/>
          <table:table-cell table:style-name="Default" table:number-columns-repeated="2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Transmutación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3"/>
          <table:table-cell table:style-name="Default" table:number-columns-repeated="2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table-cell table:style-name="ce3"/>
          <table:table-cell/>
          <table:table-cell table:style-name="ce5"/>
          <table:table-cell table:style-name="ce3" table:formula="of:=SUM([.D1:.D21])" office:value-type="float" office:value="53" calcext:value-type="float">
            <text:p>53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20">
            <text:p>Jorgín 19</text:p>
          </table:table-cell>
          <table:table-cell table:style-name="ce3" office:value-type="string" calcext:value-type="string">
            <text:p>Runa de Unión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Une dos cosas</text:p>
          </table:table-cell>
          <table:table-cell table:style-name="ce3"/>
          <table:table-cell table:style-name="ce3" office:value-type="string" calcext:value-type="string">
            <text:p>Runa de Fusión</text:p>
          </table:table-cell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iseño de Glifos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Permite hacer glifos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Dirección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arca la dirección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Tiemp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arca el tiempo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Activación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Señala el modo de activación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Cantidad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arca la cantidad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Negación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Niega una circunstancia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Afirmación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Afirma una circunstancia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Reflej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Refleja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Presión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arca la presión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Límite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arca el límite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alcar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ermite guardar un escrito/dibujo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iseño de Runas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ermite elaborar runas</text:p>
          </table:table-cell>
          <table:table-cell table:style-name="ce3" table:number-columns-repeated="2"/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Daño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Hace dñ</text:p>
          </table:table-cell>
          <table:table-cell table:style-name="ce3" table:number-columns-repeated="2"/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Contundencia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Hace dñ contundente</text:p>
          </table:table-cell>
          <table:table-cell table:style-name="ce3" table:number-columns-repeated="2"/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Captura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Encierra algo</text:p>
          </table:table-cell>
          <table:table-cell table:style-name="ce3" table:number-columns-repeated="2"/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Cualidad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one una cualidad</text:p>
          </table:table-cell>
          <table:table-cell table:style-name="ce3" table:number-columns-repeated="2"/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Fil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a filo</text:p>
          </table:table-cell>
          <table:table-cell table:style-name="ce3" table:number-columns-repeated="2"/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Drenaje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Drena energía mística</text:p>
          </table:table-cell>
          <table:table-cell table:style-name="ce3" table:number-columns-repeated="2"/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División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Divide</text:p>
          </table:table-cell>
          <table:table-cell table:style-name="ce3" table:number-columns-repeated="2"/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table-cell table:style-name="ce3"/>
          <table:table-cell/>
          <table:table-cell table:style-name="ce5"/>
          <table:table-cell table:style-name="ce3" table:formula="of:=SUM([.D21:.D42])" office:value-type="float" office:value="57" calcext:value-type="float">
            <text:p>57</text:p>
          </table:table-cell>
          <table:table-cell table:style-name="ce3" table:number-columns-repeated="2"/>
          <table:table-cell table:style-name="Default"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20">
            <text:p>Trotamundos 20</text:p>
          </table:table-cell>
          <table:table-cell table:style-name="ce3" office:value-type="string" calcext:value-type="string">
            <text:p>Circulo de invocación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Circulo que con el tiempo canaliza energía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Animación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nima un objeto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Viaje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a cualidades de viaje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Sabidurí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a cualidades de inteligencia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Aguante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da cualidades de Constitución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Foc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a cualidades de Percepción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Camuflaje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a cualidades de camuflaje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Carg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KG+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Rotur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ompe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Contención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Contiene y resiste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Agilidad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gi +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Apertura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bre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Liberación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Libera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Vida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Otorga la vida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Abismo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Abre el abismo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Diligenci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ropone una tarea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Armonía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Armoniza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Orden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Organiza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Belleza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Da belleza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Confín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ermite ver el final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table-cell table:style-name="ce3"/>
          <table:table-cell/>
          <table:table-cell table:style-name="ce5"/>
          <table:table-cell table:style-name="ce3" table:formula="of:=SUM([.D43:.D63])" office:value-type="float" office:value="53" calcext:value-type="float">
            <text:p>53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20">
            <text:p>Conjurador 20</text:p>
          </table:table-cell>
          <table:table-cell table:style-name="ce3" office:value-type="string" calcext:value-type="string">
            <text:p>Runa Básic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una de un elemento básico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Desplazamient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ermite desplazar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Temperatura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aumenta o reduce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Réplica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opia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Defensa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da cualidades defensivas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Ataque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da cualidades ofensivas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Estado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ambia el estado de algo (solido, líquido…)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Forma 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ermite dar forma sencilla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Mur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ea un muro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Pinch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ea un pincho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Esencia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Cambia la esencia de algo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Forma 2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Extracción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Extrae una propiedad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Pilar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Primordial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Runa de un elemento primordial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Forma 3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Fuente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Saca una fuente energetica de algo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Hoj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a forma de hoja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Cúpula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una de Maraña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style-name="ce3" table:formula="of:=SUM([.D64:.D84])" office:value-type="float" office:value="53" calcext:value-type="float">
            <text:p>53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 table:number-columns-repeated="15360"/>
        </table:table-row>
        <table:table-row table:style-name="ro1">
          <table:table-cell table:style-name="ce4"/>
          <table:table-cell table:style-name="ce3"/>
          <table:table-cell/>
          <table:table-cell table:style-name="ce5"/>
          <table:table-cell table:style-name="ce3" table:formula="of:=SUM([.D85:.D85])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/>
          <table:table-cell table:number-columns-repeated="15359"/>
        </table:table-row>
        <table:table-row table:style-name="ro1">
          <table:table-cell table:style-name="ce4"/>
          <table:table-cell table:style-name="ce3"/>
          <table:table-cell/>
          <table:table-cell table:style-name="ce5"/>
          <table:table-cell table:style-name="ce3" table:formula="of:=SUM([.D86:.D86])" office:value-type="float" office:value="0" calcext:value-type="float">
            <text:p>0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/>
          <table:table-cell table:number-columns-repeated="15359"/>
        </table:table-row>
        <table:table-row table:style-name="ro2">
          <table:table-cell table:style-name="ce4"/>
          <table:table-cell table:style-name="ce9" office:value-type="string" calcext:value-type="string" table:number-columns-spanned="1" table:number-rows-spanned="20">
            <text:p>Invocador 20</text:p>
          </table:table-cell>
          <table:table-cell table:style-name="ce3" office:value-type="string" calcext:value-type="string">
            <text:p>Invocación Rápid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voca una criatura veloz</text:p>
          </table:table-cell>
          <table:table-cell table:style-name="ce3" table:number-columns-repeated="2"/>
          <table:table-cell/>
          <table:table-cell table:style-name="ce3" table:number-columns-repeated="1014"/>
          <table:table-cell table:number-columns-repeated="2"/>
          <table:table-cell table:style-name="ce3"/>
          <table:table-cell table:number-columns-repeated="15359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Conocimiento del Plano Terrenal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Ayudante 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ea una criatura con un propósito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Invocación Tenaz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Conocimientos del los Planos Básico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Tótem Nº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voca un totem con una función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Invocación Asesin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Conocimientos del los Planos Onírico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Ayudante 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Invocación Benign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Conocimientos del los Planos del Inframundo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Invocaciones simultaneas 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Conocimientos del los Planos Siderale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Tótem Nº2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Invocación Sabi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Conocimientos de los Nombres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Permite saber los Nombres de las cosas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Fetichismo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ermite el uso de figuritas de invocación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Extraer esencia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Extrae la esencia de algo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Fuente Nº1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una fuente de lo que se necesite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Fuente Nº2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table-cell table:style-name="ce4"/>
          <table:table-cell table:style-name="ce3"/>
          <table:table-cell/>
          <table:table-cell table:style-name="ce5"/>
          <table:table-cell table:style-name="ce3" table:formula="of:=SUM([.D87:.D107])" office:value-type="float" office:value="53" calcext:value-type="float">
            <text:p>53</text:p>
          </table:table-cell>
          <table:table-cell table:number-columns-repeated="16379"/>
        </table:table-row>
        <table:table-row table:style-name="ro2">
          <table:table-cell table:style-name="ce4"/>
          <table:table-cell table:style-name="ce9" office:value-type="string" calcext:value-type="string" table:number-columns-spanned="1" table:number-rows-spanned="20">
            <text:p>Hechicero 20</text:p>
          </table:table-cell>
          <table:table-cell table:style-name="ce3" office:value-type="string" calcext:value-type="string">
            <text:p>Bases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lemento básico</text:p>
          </table:table-cell>
          <table:table-cell table:number-columns-repeated="16379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Haz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forma de producir el conjuro</text:p>
          </table:table-cell>
          <table:table-cell table:number-columns-repeated="16379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Aur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odea y protege de un elemento</text:p>
          </table:table-cell>
          <table:table-cell table:number-columns-repeated="16379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Bol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Burbuj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Propiedades Constructivas de las bases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Cura con los elementos</text:p>
          </table:table-cell>
          <table:table-cell table:number-columns-repeated="16379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Nub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Explosió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Compresión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ucho daño en espacio reducido</text:p>
          </table:table-cell>
          <table:table-cell table:number-columns-repeated="16379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Tormenta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ucho daño en area</text:p>
          </table:table-cell>
          <table:table-cell table:number-columns-repeated="16379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Auror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rea leve</text:p>
          </table:table-cell>
          <table:table-cell table:number-columns-repeated="16379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Cataclismo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Portal Elemental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Abre un portal a una dimensión elemental</text:p>
          </table:table-cell>
          <table:table-cell table:number-columns-repeated="16379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Quintaesencia Elemental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Obtiene un elemento puro</text:p>
          </table:table-cell>
          <table:table-cell table:number-columns-repeated="16379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Buscar Santuarios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Ray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Látig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Red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Tejido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4"/>
          <table:covered-table-cell table:style-name="ce9"/>
          <table:table-cell table:style-name="ce3" office:value-type="string" calcext:value-type="string">
            <text:p>Sarcófago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style-name="ce3" table:formula="of:=SUM([.D108:.D128])" office:value-type="float" office:value="53" calcext:value-type="float">
            <text:p>53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 table:number-columns-spanned="1" table:number-rows-spanned="64">
            <text:p>Quinético</text:p>
          </table:table-cell>
          <table:table-cell table:style-name="ce9" office:value-type="string" calcext:value-type="string" table:number-columns-spanned="1" table:number-rows-spanned="21">
            <text:p>Controlador 21</text:p>
          </table:table-cell>
          <table:table-cell table:style-name="ce3" office:value-type="string" calcext:value-type="string">
            <text:p>Impulso psíquic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ñade impulso a una acción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umentar Temperatu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Golpe Psíquic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ñ psí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Onda Psíquic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mpjua en are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isminuir Temperatu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hoque Psíquic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ñ contundente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istorsión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Altera levemente objetos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Solidificació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Fusió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Lazo Psíquic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garra a distanci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uchilla Psíquic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ñ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Teletransport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ondensación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de gas a líquid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Vaporización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Telequinésis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Vectores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Extremidades psíquicas potenciadas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Sublimació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Volatilizació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Sajar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rea un corte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Punción Psíquica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rea una perforación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Eutanasia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Asesina a través de Vol.</text:p>
          </table:table-cell>
          <table:table-cell table:number-columns-repeated="16379"/>
        </table:table-row>
        <table:table-row table:style-name="ro1">
          <table:covered-table-cell table:style-name="ce4"/>
          <table:table-cell table:style-name="ce3"/>
          <table:table-cell/>
          <table:table-cell table:style-name="ce5"/>
          <table:table-cell table:style-name="ce3" table:formula="of:=SUM([.D130:.D150])" office:value-type="float" office:value="53" calcext:value-type="float">
            <text:p>53</text:p>
          </table:table-cell>
          <table:table-cell table:number-columns-repeated="16379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20">
            <text:p>Embaucador 20</text:p>
          </table:table-cell>
          <table:table-cell table:style-name="ce3" office:value-type="string" calcext:value-type="string">
            <text:p>Hiperactividad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urnos x 2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Melancolí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ostura de Combate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Golpe Concentrad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ñ máximo de dado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Intangibilidad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Flem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ostura de Combate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Toque explosivo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Moldear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ermite deformar sustancias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Sangre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ostura de Combate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renación Interna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rena energía interior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Implosión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Golpe de Impuls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mpjua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islar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rea una esfera aislante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Magnetizar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crea atracción entre 2 objetos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Bilis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ostura de Combate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Vinculación Interna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Generar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Crea un objeto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eintegrar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Regenera algo roto/destruido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esintegrar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Humor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esmembrar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Divide limpiamente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table-cell table:style-name="ce3"/>
          <table:table-cell/>
          <table:table-cell table:style-name="ce5"/>
          <table:table-cell table:style-name="ce3" table:formula="of:=SUM([.D151:.D171])" office:value-type="float" office:value="53" calcext:value-type="float">
            <text:p>53</text:p>
          </table:table-cell>
          <table:table-cell table:number-columns-repeated="16379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21">
            <text:p>Destructor 21</text:p>
          </table:table-cell>
          <table:table-cell table:style-name="ce3" office:value-type="string" calcext:value-type="string">
            <text:p>Barrera Psíquic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efensa físic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celeración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a velocidad a alg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oncentrar Fuerz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+Fue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Escudo Psíquic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scudo permanente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alentizació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Golpe Masiv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ntre más pese el PJ más daño hace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Onda Reflectante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fleja dañ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Energía Potencial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a energía potencial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Energía Cinética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a energía cinétic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Lapsus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rea un lapsus temporal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ura de Choqu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epo Psíquic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rampa psíquica de daño y retiene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ontingencia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ermite saber las probabilidades de las cosas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Transformar Energía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ombustión Espontáne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Muro Psíquic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ura Psíquica de Protección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rmadur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entro de Gravedad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Cambia el centro de gravedad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Levitar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Explosión Psíquica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ñ en are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larividencia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style-name="ce3" table:formula="of:=SUM([.D173:.D193])" office:value-type="float" office:value="53" calcext:value-type="float">
            <text:p>53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 table:number-columns-spanned="1" table:number-rows-spanned="68">
            <text:p>Mentalista</text:p>
          </table:table-cell>
          <table:table-cell table:style-name="ce9" office:value-type="string" calcext:value-type="string" table:number-columns-spanned="1" table:number-rows-spanned="22">
            <text:p>Dominante 22</text:p>
          </table:table-cell>
          <table:table-cell table:style-name="ce3" office:value-type="string" calcext:value-type="string">
            <text:p>Parálisi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Percibir Poder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etermina el nivel del objetiv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Ocultar Ide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sconde un pensamient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Infligir Dolor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ñ psí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Indagar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usca una idea en el obj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Olvid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Hace olvida una ide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Shock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Deja K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riba de Voluntad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Obliga a realizar acción escogid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Somatización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adecimento físico de un achaque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Invertir Conciencia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vierte las nociones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oblegar volunt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Tortura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Dñ psí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onstructo Mental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Permite introducir ideas complejas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sfixi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nular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Obliga a no realizar acción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Vapulear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Se hace a sí mismo todo el daño inflingid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Noquear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año contundente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Ictus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impide el movimiento de una parte del cuerp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Traumatizar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flinge traum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oma mental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taxia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onfunde psicomotríz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estrucción Mental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Mata</text:p>
          </table:table-cell>
          <table:table-cell table:number-columns-repeated="16379"/>
        </table:table-row>
        <table:table-row table:style-name="ro1">
          <table:covered-table-cell table:style-name="ce4"/>
          <table:table-cell table:style-name="ce3"/>
          <table:table-cell/>
          <table:table-cell table:style-name="ce5"/>
          <table:table-cell table:style-name="ce3" table:formula="of:=SUM([.D196:.D216])" office:value-type="float" office:value="53" calcext:value-type="float">
            <text:p>53</text:p>
          </table:table-cell>
          <table:table-cell table:number-columns-repeated="16379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21">
            <text:p>Seductor 21</text:p>
          </table:table-cell>
          <table:table-cell table:style-name="ce3" office:value-type="string" calcext:value-type="string">
            <text:p>Depresió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Introducir Ide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Eufori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umenta iniciativa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elajación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oc-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omunicación Mental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ermite hablar mentalmente y hacer redes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esfase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mpide temporalmente una acción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bnegación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Renuncia a un propósito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onvicción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ersigue un propósito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Frustración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umenta Loc.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ormir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Echa a dormir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Ensoñaciones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isipa pensamientos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ecuerd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troduce un recuerdo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Horrorizar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Loc+ en area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Enamoramiento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Concentración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espertar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Beso del Diablo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Enamora con locura y sometimiento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Límite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Pone límites a pensamientos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Hipnósi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taraxia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acificar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Suicidio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Provoca ganas de suicidarse</text:p>
          </table:table-cell>
          <table:table-cell table:style-name="ce3" table:number-columns-repeated="2"/>
          <table:table-cell table:number-columns-repeated="16377"/>
        </table:table-row>
        <table:table-row table:style-name="ro1">
          <table:covered-table-cell table:style-name="ce4"/>
          <table:table-cell table:style-name="ce3"/>
          <table:table-cell/>
          <table:table-cell table:style-name="ce5"/>
          <table:table-cell table:style-name="ce3" table:formula="of:=SUM([.D218:.D238])" office:value-type="float" office:value="53" calcext:value-type="float">
            <text:p>53</text:p>
          </table:table-cell>
          <table:table-cell table:number-columns-repeated="16379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23">
            <text:p>Perturbador 23</text:p>
          </table:table-cell>
          <table:table-cell table:style-name="ce3" office:value-type="string" calcext:value-type="string">
            <text:p>Sugestion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Influenci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Vértig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are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Ilusión Menta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Estrés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oc+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Epilepsi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iciativa -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lucinación Compartida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Pérdida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ree haber perdido alg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Locura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introduce los debuff de Loc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Saturación Mental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terrumpe acción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Neurosis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troducec maní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Psicosis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Introduce ida de oll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emencia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Locura temporal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Paranoia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Esquizofrenia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Kinesofobia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Trauma temporal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ermatilomanía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rauma temporal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atatonia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Enajena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orona de Espinas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Se hace martir de una caus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Filtro de Percepcó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ura Angelada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Impide el foco de ataque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divinación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poco intrusibo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style-name="ce3" table:formula="of:=SUM([.D242:.D262])" office:value-type="float" office:value="53" calcext:value-type="float">
            <text:p>53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 table:number-columns-spanned="1" table:number-rows-spanned="70">
            <text:p>Gurú</text:p>
          </table:table-cell>
          <table:table-cell table:style-name="ce9" office:value-type="string" calcext:value-type="string" table:number-columns-spanned="1" table:number-rows-spanned="22">
            <text:p>Druida 22</text:p>
          </table:table-cell>
          <table:table-cell table:style-name="ce3" office:value-type="string" calcext:value-type="string">
            <text:p>Aura de Tor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lacaje+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Instintos Salvajes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ñ+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Vinculación Natural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+ dependiendo del entorn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guantar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gnorar heridas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ura de Cangrej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Armd +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Salvajism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ñ físico +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esgarro Animal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Ataque +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ontrol Animal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apa de Naturaleza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rotección elemental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rmazón Guardián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rotección elemental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specto Salvaje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ñ +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Superpredador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dñ+ en solitari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Socorr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ide ayuda a animales/espíritus del entorn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Polimorfia 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uedes tener una poliformia permanente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Evolución Monstruosa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Provoca una mutacion temporal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ura Elemental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arga Salvaje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placaje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Elemento Protector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paciguar Besti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Engendrar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rea un engendr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Polimorfia 2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Puedes poliformar a no orgánico, más específico y más de uno a la vez con mantenimient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Metamorfosis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Cambia de forma permanente el físico</text:p>
          </table:table-cell>
          <table:table-cell table:number-columns-repeated="16379"/>
        </table:table-row>
        <table:table-row table:style-name="ro1">
          <table:covered-table-cell table:style-name="ce4"/>
          <table:table-cell table:style-name="ce3"/>
          <table:table-cell/>
          <table:table-cell table:style-name="ce5"/>
          <table:table-cell table:style-name="ce3" table:formula="of:=SUM([.D265:.D285])" office:value-type="float" office:value="53" calcext:value-type="float">
            <text:p>53</text:p>
          </table:table-cell>
          <table:table-cell table:number-columns-repeated="16379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21">
            <text:p>Brujo 21</text:p>
          </table:table-cell>
          <table:table-cell table:style-name="ce3" office:value-type="string" calcext:value-type="string">
            <text:p>Toque Nociv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nvenen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Síntesi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Golpe 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golpe físico que ignora armd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Sacrificio 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onvierte energía en maná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ebelión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ibera de un padecimiento menatl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Imbuir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e una sustanci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Parásito Necrótic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eterior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T-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Traslación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Teletrasporte cort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onfinación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encierra y sella un recipiente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ieno Negr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et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Marca Mortal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+dñ grupal a un objetiv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Fantasmagoría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esadilla instantane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Máscara Mortuoria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arece muerto en todos los aspectos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esurrección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Revive un muerto al moment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Sombra Yerma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Todo lo que toque su sombra muere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esvanecer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invisibilidad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Profanación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permite violar cosas selladas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eencarnar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Posesión Espiritual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posee otro cuerp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escenso al Inframundo (Katabasis)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covered-table-cell table:style-name="ce4"/>
          <table:table-cell table:style-name="ce3"/>
          <table:table-cell/>
          <table:table-cell table:style-name="ce5"/>
          <table:table-cell table:style-name="ce3" table:formula="of:=SUM([.D287:.D307])" office:value-type="float" office:value="53" calcext:value-type="float">
            <text:p>53</text:p>
          </table:table-cell>
          <table:table-cell table:number-columns-repeated="16379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25">
            <text:p>Monje 25</text:p>
          </table:table-cell>
          <table:table-cell table:style-name="ce3" office:value-type="string" calcext:value-type="string">
            <text:p>Introspección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ura enfermedades mentales y loc-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onmoción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ñ contundente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escans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i no hay batalla permite descansar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Telepatí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ermite conocer los sentimientos ajenos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onversión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onvierte positivo y negativ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Fortalecimient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ejora armd nat (tipo)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Bálsamo Curativ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ur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Punción Espiritual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año espiritual medi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uerpo Entregad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entega el cuerpo a un elemental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Golpe Espiritual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dñ esp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ureza y Filo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onvierte daños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estauración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ura en el tiemp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rrancar Espíritu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arranca el espiritu unos turnos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Inquisición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dñ según el sacrilégio a un dios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itual de Desunificar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rompe la union en trinidad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dalid Entregado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ermite ser poseido por un elemental (más control)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Lenguas Básicas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hablar lenguas elementales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Drenación Natural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Toque Deífico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mbuye con poder de un dios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Implorar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aumenta temporalmente Dei%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Ajusticiar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castiga por pecad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Paz Mental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oc-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Copa de Plata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endice alimentos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Reanimación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Revive un muerto temprano</text:p>
          </table:table-cell>
          <table:table-cell office:value-type="string" calcext:value-type="string">
            <text:p>Reanimacion (la mala)</text:p>
          </table:table-cell>
          <table:table-cell table:number-columns-repeated="16378"/>
        </table:table-row>
        <table:table-row table:style-name="ro1">
          <table:covered-table-cell table:style-name="ce4"/>
          <table:covered-table-cell table:style-name="ce9"/>
          <table:table-cell table:style-name="ce3" office:value-type="string" calcext:value-type="string">
            <text:p>Insuflar Vida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Le da vida a algo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/>
          <table:table-cell table:style-name="ce5"/>
          <table:table-cell table:style-name="ce3" table:formula="of:=SUM([.D313:.D333])" office:value-type="float" office:value="63" calcext:value-type="float">
            <text:p>63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 table:number-columns-spanned="1" table:number-rows-spanned="68">
            <text:p>Rabdomante</text:p>
          </table:table-cell>
          <table:table-cell table:style-name="ce9" office:value-type="string" calcext:value-type="string" table:number-columns-spanned="1" table:number-rows-spanned="22">
            <text:p>Chamán 22</text:p>
          </table:table-cell>
          <table:table-cell office:value-type="string" calcext:value-type="string">
            <text:p>Abrazar la Tier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arg energía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Maraña de Raí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 al suelo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Espíritu 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ubre tu esp animal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Uno con la Naturale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 elemental al entorno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Espin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 espinas a algo vegetal o animal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Ver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parce, reverdece y aflora vegetales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Criatura Refle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queo a distancia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Piel de Camale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 camuflaje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Manjar Fru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mento que cura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Espor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 efecto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Marchi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ñ orgánico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Animar Natu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rol de naturaleza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Comuni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paz con el entorno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Néc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ca nectar de un vegetal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Ambrosí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ca ambrosía de un animal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Crecimiento Desmesur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ce crecer algo orgánico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Espíritu Guardiá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oca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Despertar Zutra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ima un árbol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Mana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lora y limpia el agua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Tierra Muer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ño en area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Fusión Natu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omite desplazarse como un elemental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Corrupci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+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table-cell/>
          <table:table-cell office:value-type="string" calcext:value-type="string">
            <text:p><text:s/></text:p>
          </table:table-cell>
          <table:table-cell/>
          <table:table-cell table:style-name="ce3" table:formula="of:=SUM([.D336:.D356])" office:value-type="float" office:value="53" calcext:value-type="float">
            <text:p>53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21">
            <text:p>Aojador 21</text:p>
          </table:table-cell>
          <table:table-cell office:value-type="string" calcext:value-type="string">
            <text:p>Enjambr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Bruma Mat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bla de confusión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Aflicci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ñ especifico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Perfi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fermedad específic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Espejo de 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ite ver otros planos a traves de agua quiet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Punto Déb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ite ver punto debil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Hedor a Putrefacció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Pesadil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sa pesadillas durante el sueño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Murmull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ite susurrar en la distancia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Enjambr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oca dñ específic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Examin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entifica aspectos de algo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Sombra de Ultratu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oca sombra animad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Pacto de Sang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a a un juramento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Marca Neg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a indeleble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Aura de Fuegos Fatu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á, def esp y dñ esp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Presag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 futuro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Aspirar Vi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a vid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Expirar Muer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ño en area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Muñeco Mald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oca con efecto</text:p>
          </table:table-cell>
          <table:table-cell table:number-columns-repeated="16379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Voo-Doo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Vínculo simpáti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e las energías de 2 o más</text:p>
          </table:table-cell>
          <table:table-cell table:number-columns-repeated="16379"/>
        </table:table-row>
        <table:table-row table:style-name="ro1">
          <table:covered-table-cell table:style-name="ce4"/>
          <table:table-cell table:number-columns-repeated="3"/>
          <table:table-cell table:style-name="ce3" table:formula="of:=SUM([.D358:.D378])" office:value-type="float" office:value="53" calcext:value-type="float">
            <text:p>53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23">
            <text:p>Sacerdote 23</text:p>
          </table:table-cell>
          <table:table-cell office:value-type="string" calcext:value-type="string">
            <text:p>Tul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oca sirviente etereo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Excomuni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ño según Dei% 1 vez por ser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Florecimi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a en el tiempo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Vista Espirit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 espíritus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 un pequeño altar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Vínculo V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 pv de 2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Rejuvene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taura el cuerpo a <text:s/>un estado anterior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Control de las Energías Interio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stema energético dual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Monoli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 un monolito con una función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Consagr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dica a una deidad algo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Esfera de V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a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Absoluci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mina maldiciones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Pacifica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Purg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mina posesiones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Bendició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Juicio Divi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zga según un dios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Mano Divi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tiga según un dios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Ira Div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menta el dñ contra creyentes de otros dioses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Imposición de Man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ecto según la deidad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Aura Div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ra elemntal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Viaje Astra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Círculo Mági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írculo que da vida a elementales</text:p>
          </table:table-cell>
          <table:table-cell table:number-columns-repeated="2"/>
          <table:table-cell table:style-name="ce3"/>
          <table:table-cell table:number-columns-repeated="16376"/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Santuari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ea un santuaruio dedicado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3" table:formula="of:=SUM([.D382:.D402])" office:value-type="float" office:value="53" calcext:value-type="float">
            <text:p>53</text:p>
          </table:table-cell>
          <table:table-cell table:number-columns-repeated="16379"/>
        </table:table-row>
        <table:table-row table:style-name="ro1" table:number-rows-repeated="10481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ja2" table:style-name="ta2">
        <table:table-column table:style-name="co2" table:default-cell-style-name="ce1"/>
        <table:table-column table:style-name="co10" table:default-cell-style-name="ce1"/>
        <table:table-column table:style-name="co11" table:number-columns-repeated="1023" table:default-cell-style-name="ce1"/>
        <table:table-column table:style-name="co9" table:number-columns-repeated="15359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Hoja1.D2:Hoja1.D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09:32:43.946449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2" style:display-name="PageStyle_Hoja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ja1" style:display-name="PageStyle_Hoja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11T15:21:42</meta:creation-date>
    <dc:language>es-ES</dc:language>
    <dc:date>2024-11-25T14:26:39.062213665</dc:date>
    <meta:editing-cycles>49</meta:editing-cycles>
    <meta:editing-duration>P1DT19H24M</meta:editing-duration>
    <meta:generator>LibreOffice/24.2.6.2$Linux_X86_64 LibreOffice_project/420$Build-2</meta:generator>
    <meta:document-statistic meta:table-count="2" meta:cell-count="1097" meta:object-count="0"/>
    <meta:user-defined meta:name="AppVersion">15.0000</meta:user-defined>
  </office:meta>
</office:document-meta>
</file>